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BindingLookupFactory.built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BindingLookupFactory.createStrategy( Class bindingLookup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ientBindingLookupFactory.getInstance( ServiceControl . ServiceFactoryProviderType hi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